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Courier" svg:font-family="Courier"/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6.0pt"/>
    </style:style>
    <style:style style:name="P2" style:family="paragraph" style:parent-style-name="Standard">
      <style:text-properties style:font-name="Times" fo:font-size="14.0pt"/>
    </style:style>
    <style:style style:name="P3" style:family="paragraph" style:parent-style-name="Standard">
      <style:text-properties style:font-name="Times" fo:font-size="12.0pt"/>
    </style:style>
    <style:style style:name="P4" style:family="paragraph" style:parent-style-name="Standard">
      <style:paragraph-properties style:line-height-at-least="0.1944in"/>
      <style:text-properties style:font-name="Times" fo:font-size="12.0pt"/>
    </style:style>
    <style:style style:name="P5" style:family="paragraph" style:parent-style-name="Standard">
      <style:text-properties style:font-name="Courier" fo:font-size="12.0pt" fo:color="#000000"/>
    </style:style>
    <style:style style:name="P6" style:family="paragraph" style:parent-style-name="Standard">
      <style:paragraph-properties style:line-height-at-least="0.1944in"/>
      <style:text-properties style:font-name="Courier" fo:font-size="12.0pt" fo:color="#000000"/>
    </style:style>
    <style:style style:name="P7" style:family="paragraph" style:parent-style-name="Standard">
      <style:paragraph-properties style:line-height-at-least="0.1944in"/>
      <style:text-properties style:font-name="Courier" fo:font-size="12.0pt" fo:color="#b3b3b3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color="#66b132"/>
    </style:style>
    <style:style style:name="T3" style:family="text">
      <style:text-properties fo:color="#b7b107"/>
    </style:style>
    <style:style style:name="T4" style:family="text">
      <style:text-properties fo:color="#fb0207"/>
    </style:style>
    <style:style style:name="T5" style:family="text">
      <style:text-properties fo:font-size="14.0pt" fo:font-size-asian="14.0pt" fo:font-size-complex="14.0pt" fo:font-weight="bold" fo:font-weight-asian="bold" fo:font-weight-complex="bold"/>
    </style:style>
    <style:style style:name="T6" style:family="text">
      <style:text-properties style:font-name="Courier" fo:font-weight="bold" fo:font-weight-asian="bold" fo:font-weight-complex="bold" fo:letter-spacing="0.0000in" fo:color="#6b006d"/>
    </style:style>
    <style:style style:name="T7" style:family="text">
      <style:text-properties style:font-name="Courier" fo:font-weight="bold" fo:font-weight-asian="bold" fo:font-weight-complex="bold" fo:letter-spacing="0.0000in" fo:color="#0b5469"/>
    </style:style>
    <style:style style:name="T8" style:family="text">
      <style:text-properties style:font-name="Courier" fo:letter-spacing="0.0000in" fo:color="#000000"/>
    </style:style>
    <style:style style:name="T9" style:family="text">
      <style:text-properties style:font-name="Monaco" fo:letter-spacing="0.0000in" fo:color="#00006d"/>
    </style:style>
    <style:style style:name="T10" style:family="text">
      <style:text-properties style:font-name="Courier" fo:letter-spacing="0.0000in" fo:color="#00006d"/>
    </style:style>
    <style:style style:name="T11" style:family="text">
      <style:text-properties style:font-name="Courier" fo:letter-spacing="0.0000in" fo:color="#b3b3b3"/>
    </style:style>
    <style:style style:name="T12" style:family="text">
      <style:text-properties fo:letter-spacing="0.0000in"/>
    </style:style>
    <style:style style:name="T13" style:family="text">
      <style:text-properties fo:color="#053dcc"/>
    </style:style>
    <style:style style:name="T14" style:family="text">
      <style:text-properties style:font-name="Courier" fo:letter-spacing="0.0000in" fo:color="#fb0207"/>
    </style:style>
    <style:style style:name="T15" style:family="text">
      <style:text-properties style:font-name="Monaco" fo:letter-spacing="0.0000in" fo:color="#6d6f03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Протокол обмена данными между модулями СКД посредством I2C.</text:p>
      <text:p text:style-name="P1"/>
      <text:p text:style-name="P2"><text:span text:style-name="T1">Опросы от ESP состоящие из 2х полубайт (команда и значение):</text:span></text:p>
      <text:p text:style-name="P3">1_(2b) – пинг (0001хB) + номер операции: 0-сложение, 1-вычитание, 2-умножение, 3-деление.</text:p>
      <text:p text:style-name="P3"><text:tab/>Далее два полубайта числа 0…15 с которыми надо произвести операцию.</text:p>
      <text:p text:style-name="P3"><text:tab/><text:tab/>Пример: 0001 0010 0101 0010 – пинг, умножить, 5 на 2</text:p>
      <text:p text:style-name="P3"/>
      <text:p text:style-name="P3">2_(1b) – опрос внутренних датчиков (0010xB) + номер датчика (если 15 – опрашивать все)</text:p>
      <text:p text:style-name="P3"><text:tab/><text:tab/>Пример: 0010 0010 – опросить датчик номер 2.</text:p>
      <text:p text:style-name="P3"/>
      <text:p text:style-name="P3">3_(1b) – опрос событий (0011xB) + количество событий 0…15.</text:p>
      <text:p text:style-name="P3"/>
      <text:p text:style-name="P3">4_(1b) – действие (0100xB) + номер действия 0…15: открыть замок, закрыть дополнительный замок</text:p>
      <text:p text:style-name="P3"/>
      <text:p text:style-name="P3">5_(1b) – опрос конфигурации (0101xB) + 0…15 что именно запрашиваем (id, количество панелей)</text:p>
      <text:p text:style-name="P3"/>
      <text:p text:style-name="P3">6_(2b) – смена конфигурации (0110xB) ) + 0…15 что именно меняем + новое значение(байт)</text:p>
      <text:p text:style-name="P3"/>
      <text:p text:style-name="P3">7_(2b) – сигнал (0111xB) + номер сигнала 0…15 + байт длительность секунд: отправка команды</text:p>
      <text:p text:style-name="P3"><text:s/>для звуковой или световой сигнализации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Ответы от модулей на запросы ESP:</text:span></text:p>
      <text:p text:style-name="P3">1_(2b) – пинг (0001хB) + количество событий в списке (до 15 штук, считывание карты или пальца,</text:p>
      <text:p text:style-name="P3">сработка датчика или нажатие кнопки) + байт ответ на поставленную задачу от ESP.</text:p>
      <text:p text:style-name="P3"><text:tab/><text:tab/>Пример: ответ на пример пинг -запроса – 0001 0010 0000 1010 (2 события и 10)</text:p>
      <text:p text:style-name="P3"/>
      <text:p text:style-name="P3">2_(3b) – ответ внутренних датчиков (0010xB) + номер датчика + байт целое значение + байт сотые</text:p>
      <text:p text:style-name="P3"><text:s/>(если больше 99 значит ошибка или датчика с таким номером нет)</text:p>
      <text:p text:style-name="P3"><text:s/><text:tab/>Пример: 0010 0010 0100 0110 0110 0100 – ответ датчика номер 2 (70 целых и</text:p>
      <text:p text:style-name="P3"><text:tab/>100 сотых) значит датчик неисправен или отсутствует.</text:p>
      <text:p text:style-name="P3"/>
      <text:p text:style-name="P3">3_(2b) – событие (0011xB) + идентификатор события 0…15 + байт номер устройства: изменение датчика,</text:p>
      <text:p text:style-name="P3"><text:tab/>нажатие кнопки, выход значения датчика за пределы, прочтение ключа или пальца.</text:p>
      <text:p text:style-name="P3"/>
      <text:p text:style-name="P3">4_(1b+номер карты) – ответ данных (0100xB) + флаг (0- доступ разрешен, 1-незнакомая карта, 2-ошибка чтения) + данные с карты, при ошибке чтения заполнить длину нулями.</text:p>
      <text:p text:style-name="P3"/>
      <text:p text:style-name="P3">5_(2b) – ответ конфигурации (0101xB) + 0…15 на что даем ответ + байт конфигурации (Id, сколько</text:p>
      <text:p text:style-name="P3"><text:s/>панелей, сколько датчиков и т.д)</text:p>
      <text:p text:style-name="P3"/>
      <text:p text:style-name="P3">6_(1b) – отчет смены конфигурации (0110xB) + значение (0-успешно,1-ошибка применения, 2-ошибка</text:p>
      <text:p text:style-name="P3"><text:s/>Сохраненияи т.д)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1">Классы модуля системы контроля доступа:</text:span></text:p>
      <text:p text:style-name="P3"><text:span text:style-name="T2">Accesser</text:span><text:tab/>- список доступов, хранение/добавление/удаление/поиск</text:p>
      <text:p text:style-name="P3"><text:span text:style-name="T2">Configurator</text:span><text:tab/>- настройка пинов ввода-вывода по id</text:p>
      <text:p text:style-name="P3"><text:span text:style-name="T2">KeyReader</text:span><text:tab/>- чтение ключа/отпечатка/сетчатки</text:p>
      <text:p text:style-name="P3"><text:span text:style-name="T3">Transporter</text:span><text:tab/>- подготовка данных и прием/передача по i2c</text:p>
      <text:p text:style-name="P3"/>
      <text:p text:style-name="P3">acsModel<text:tab/>- взаимодействие всеми предыдущими классами сохранение и загрузка</text:p>
      <text:p text:style-name="P3"><text:tab/><text:tab/>конфигурации в EEPROM</text:p>
      <text:p text:style-name="P3"/>
      <text:p text:style-name="P3">—<text:span text:style-name="T4">Implementer</text:span><text:tab/>- работа с пинами чтение/включение/выключение <text:span text:style-name="T4">УДАЛЕН</text:span>(входит в конфигуратор)</text:p>
      <text:p text:style-name="P3"/>
      <text:p text:style-name="P3"/>
      <text:p text:style-name="P3">Реализовано:</text:p>
      <text:p text:style-name="P3"/>
      <text:p text:style-name="P3"><text:span text:style-name="T5">Accesser</text:span><text:s/>- назначение: содержать список ключей доступа так же добавлять, удалять ключи и проверять</text:p>
      <text:p text:style-name="P3"><text:tab/>поступающий ключ на наличие в списке.</text:p>
      <text:p text:style-name="P3"><text:tab/>доп структура <text:span text:style-name="T6">accCode -</text:span><text:s/>содержит указатели на предыдущий и следующий объект</text:p>
      <text:p text:style-name="P3"><text:tab/><text:tab/>и динамическую ячейку для строки байт неизвестного размера</text:p>
      <text:p text:style-name="P3"><text:tab/><text:span text:style-name="T7">add</text:span><text:span text:style-name="T8">(</text:span><text:span text:style-name="T9">указатель</text:span><text:span text:style-name="T10"><text:s/></text:span><text:span text:style-name="T9">на</text:span><text:span text:style-name="T10"><text:s/></text:span><text:span text:style-name="T9">строку</text:span><text:span text:style-name="T10"><text:s/></text:span><text:span text:style-name="T9">байт</text:span><text:span text:style-name="T8">) - </text:span>добавление ключа (строки данных),</text:p>
      <text:p text:style-name="P3"><text:tab/><text:tab/>возвращает номер добавленного элемента или 255-невозможность добавления (ошибка)</text:p>
      <text:p text:style-name="P4"><text:span text:style-name="T11"><text:tab/></text:span><text:span text:style-name="T7">count</text:span><text:span text:style-name="T8">() </text:span>- возвращает количество ключей в списке</text:p>
      <text:p text:style-name="P4"><text:span text:style-name="T11"><text:s text:c="4"/></text:span><text:span text:style-name="T10"><text:s/></text:span><text:span text:style-name="T7">del</text:span><text:span text:style-name="T8">(</text:span><text:span text:style-name="T9">номер</text:span><text:span text:style-name="T8">) </text:span>- удаляет ключ по номеру, возвращает номер удаленного ключа или 255-ошибка</text:p>
      <text:p text:style-name="P4"><text:span text:style-name="T11"><text:s text:c="4"/></text:span><text:span text:style-name="T10"><text:s/></text:span><text:span text:style-name="T7">findKey</text:span><text:span text:style-name="T8">(</text:span><text:span text:style-name="T9">указатель</text:span><text:span text:style-name="T10"><text:s/></text:span><text:span text:style-name="T9">на</text:span><text:span text:style-name="T10"><text:s/></text:span><text:span text:style-name="T9">строку</text:span><text:span text:style-name="T10"><text:s/></text:span><text:span text:style-name="T9">байт</text:span><text:span text:style-name="T8">)</text:span><text:s/>- возвращает номер ключа совпавшего со строкой в</text:p>
      <text:p text:style-name="P4"><text:tab/><text:tab/>параметрах или 255-ключ не найден.</text:p>
      <text:p text:style-name="P5"><text:span text:style-name="T12"/></text:p>
      <text:p text:style-name="P3"><text:tab/>Для удаления ключа необходимо указать его код (строку байт), например </text:p>
      <text:p text:style-name="P3"><text:tab/><text:tab/>ключ key=«myaccesskey» необходимо удалить, пишем accEsser-&gt;del(accEsser-&gt;find(&amp;key));</text:p>
      <text:p text:style-name="P3"><text:tab/><text:tab/>ответом будет номер ключа в списке или 255 если такого ключа нет</text:p>
      <text:p text:style-name="P3"/>
      <text:p text:style-name="P3"><text:span text:style-name="T5">Configurator</text:span><text:s/>- назначение: содержать список пинов ввода-вывода, добавлять и удалять пины в списки</text:p>
      <text:p text:style-name="P3"><text:tab/>датчиков (ввод) в списки переключателей (вывод) и в список интенсивности (шим) <text:s/>+ pinMode</text:p>
      <text:p text:style-name="P3"><text:tab/><text:span text:style-name="T13">добавлено от Implementor </text:span><text:span text:style-name="T1">-</text:span><text:s/>чтение датчиков, клацаем замком, устанавливаем и меняем шимы (посветка)</text:p>
      <text:p text:style-name="P4"><text:span text:style-name="T11"><text:tab/></text:span><text:span text:style-name="T7">sensor</text:span><text:span text:style-name="T8">(</text:span><text:span text:style-name="T9">номер</text:span><text:span text:style-name="T8">) </text:span>- возвращает напряжение на пине*1000 по номеру его в списке или 255*255-ошибка</text:p>
      <text:p text:style-name="P4"><text:span text:style-name="T11"><text:s text:c="4"/><text:tab/></text:span><text:span text:style-name="T7">addSensor</text:span><text:span text:style-name="T8">(</text:span><text:span text:style-name="T9">пин</text:span><text:span text:style-name="T8">) </text:span>- добавляет пин в список сенсоров, возвращает номер в списке или 255</text:p>
      <text:p text:style-name="P4"><text:span text:style-name="T11"><text:s text:c="4"/><text:tab/></text:span><text:span text:style-name="T7">delSensor</text:span><text:span text:style-name="T8">(</text:span><text:span text:style-name="T9">пин</text:span><text:span text:style-name="T8">) </text:span>- удаляет пин по номеру в списке, возвращает тот самый номер или 255</text:p>
      <text:p text:style-name="P6"><text:span text:style-name="T12"/></text:p>
      <text:p text:style-name="P4"><text:span text:style-name="T11"><text:s text:c="4"/><text:tab/></text:span><text:span text:style-name="T7">triger</text:span><text:span text:style-name="T8">(</text:span><text:span text:style-name="T9">номер, вкл</text:span><text:span text:style-name="T8">) </text:span>- включает и выключает пин по номеру его в списке или 255-ошибка</text:p>
      <text:p text:style-name="P4"><text:span text:style-name="T11"><text:s text:c="4"/><text:tab/></text:span><text:span text:style-name="T7">addTriger</text:span><text:span text:style-name="T8">(</text:span><text:span text:style-name="T9">пин</text:span><text:span text:style-name="T8">) </text:span>- добавляет пин в список выключателей, возвращает номер в списке или 255</text:p>
      <text:p text:style-name="P4"><text:span text:style-name="T11"><text:s text:c="4"/><text:tab/></text:span><text:span text:style-name="T7">delTriger</text:span><text:span text:style-name="T8">(</text:span><text:span text:style-name="T9">пин</text:span><text:span text:style-name="T8">) </text:span>- удаляет пин по номеру в списке, возвращает тот самый номер или 255</text:p>
      <text:p text:style-name="P6"><text:span text:style-name="T12"/></text:p>
      <text:p text:style-name="P4"><text:span text:style-name="T11"><text:s text:c="4"/><text:tab/></text:span><text:span text:style-name="T7">intens</text:span><text:span text:style-name="T8">(</text:span><text:span text:style-name="T9">номер, значение</text:span><text:span text:style-name="T8">) </text:span>- устанавливает значение шим пина по номеру его в списке или 255-ошибка</text:p>
      <text:p text:style-name="P4"><text:span text:style-name="T11"><text:s text:c="4"/><text:tab/></text:span><text:span text:style-name="T7">addIntens</text:span><text:span text:style-name="T8">(</text:span><text:span text:style-name="T9">пин</text:span><text:span text:style-name="T8">) </text:span>- добавляет пин в список шим, возвращает номер в списке или 255</text:p>
      <text:p text:style-name="P4"><text:span text:style-name="T11"><text:s text:c="4"/><text:tab/></text:span><text:span text:style-name="T7">delIntens</text:span><text:span text:style-name="T8">(</text:span><text:span text:style-name="T9">пин</text:span><text:span text:style-name="T8">) </text:span>- удаляет пин по номеру в списке, возвращает тот самый номер или 255</text:p>
      <text:p text:style-name="P4"><text:span text:style-name="T10"><text:tab/></text:span><text:span text:style-name="T7">trigClic</text:span><text:span text:style-name="T8">(</text:span><text:span text:style-name="T9">пин</text:span><text:span text:style-name="T10">, </text:span><text:span text:style-name="T9">время</text:span><text:span text:style-name="T8">) </text:span>- включает пин на время указанное в секундах, возвращает время или 255</text:p>
      <text:p text:style-name="P4"><text:span text:style-name="T8"><text:tab/></text:span><text:span text:style-name="T14">!</text:span><text:span text:style-name="T7">ClicControl() </text:span>- <text:s/>должна быть в loop для проверки времени и отключения пинов после trigClic</text:p>
      <text:p text:style-name="P3"/>
      <text:p text:style-name="P3"><text:span text:style-name="T5">KeyReader</text:span><text:s/>- создается с параметром 0 если нет второй панели</text:p>
      <text:p text:style-name="P4"><text:span text:style-name="T11"><text:tab/></text:span><text:span text:style-name="T7">create</text:span><text:span text:style-name="T8">(</text:span><text:span text:style-name="T9">тип</text:span><text:span text:style-name="T10"><text:s/></text:span><text:span text:style-name="T9">контроллера</text:span><text:span text:style-name="T8">)</text:span><text:s/>- создает обьъекты считывателей или считыватели и инициализирует</text:p>
      <text:p text:style-name="P4"><text:span text:style-name="T8"><text:tab/></text:span><text:span text:style-name="T14">!</text:span><text:span text:style-name="T7">watchKey</text:span><text:span text:style-name="T8">()</text:span><text:s/>- проверяет считан ли ключ возвращает номер панели с которой считан (1, 2, 3)</text:p>
      <text:p text:style-name="P4"><text:span text:style-name="T11"><text:tab/></text:span><text:span text:style-name="T8">*</text:span><text:span text:style-name="T7">DataKey</text:span><text:span text:style-name="T8">(</text:span><text:span text:style-name="T15">панель2</text:span><text:span text:style-name="T8">)</text:span><text:s/>- если указано true читаем вторую панель иначе 1, возврат указатель на строку-ключ</text:p>
      <text:p text:style-name="P6"><text:span text:style-name="T12"/></text:p>
      <text:p text:style-name="P7"><text:span text:style-name="T12"><text:s text:c="3"/></text:span></text:p>
      <text:p text:style-name="P6"><text:span text:style-name="T12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671.2</meta:generator>
    <meta:initial-creator>User</meta:initial-creator>
  </office:meta>
</office:document-meta>
</file>